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9785in"/>
    </style:style>
    <style:style style:name="Table1.B" style:family="table-column">
      <style:table-column-properties style:column-width="2.2917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.0835in" fo:margin-bottom="0in" loext:contextual-spacing="false" fo:line-height="130%" fo:padding="0in" fo:border="none"/>
    </style:style>
    <style:style style:name="P3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4" style:family="paragraph" style:parent-style-name="Standard" style:list-style-name="WWNum2">
      <style:paragraph-properties fo:margin-left="0in" fo:margin-right="0.2083in" fo:margin-top="0.222in" fo:margin-bottom="0in" loext:contextual-spacing="false" fo:line-height="130%" fo:text-indent="0in" style:auto-text-indent="false" fo:padding="0in" fo:border="none"/>
    </style:style>
    <style:style style:name="P5" style:family="paragraph" style:parent-style-name="Standard"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 style:list-style-name="WWNum2">
      <style:paragraph-properties fo:margin-left="0in" fo:margin-right="0.2083in" fo:margin-top="0.0835in" fo:margin-bottom="0in" loext:contextual-spacing="false" fo:line-height="130%" fo:text-indent="0in" style:auto-text-indent="false" fo:padding="0in" fo:border="none"/>
    </style:style>
    <style:style style:name="P7" style:family="paragraph" style:parent-style-name="Standard" style:list-style-name="WWNum1">
      <style:paragraph-properties fo:margin-left="0in" fo:margin-right="0.2083in" fo:margin-top="0.0835in" fo:margin-bottom="0in" loext:contextual-spacing="false" fo:line-height="130%" fo:text-indent="0in" style:auto-text-indent="false" fo:padding="0in" fo:border="none"/>
    </style:style>
    <style:style style:name="P8" style:family="paragraph" style:parent-style-name="Standard">
      <style:paragraph-properties fo:margin-left="0in" fo:margin-right="0.2083in" fo:margin-top="0.0835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padding="0in" fo:border="none"/>
    </style:style>
    <style:style style:name="P10" style:family="paragraph" style:parent-style-name="Standard" style:master-page-name="Standard"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11" style:family="paragraph" style:parent-style-name="Heading_20_1">
      <style:paragraph-properties fo:padding="0in" fo:border="none"/>
    </style:style>
    <style:style style:name="P12" style:family="paragraph" style:parent-style-name="Heading_20_2">
      <style:paragraph-properties fo:padding="0in" fo:border="none"/>
    </style:style>
    <style:style style:name="P13" style:family="paragraph" style:parent-style-name="Heading_20_3">
      <style:paragraph-properties fo:padding="0in" fo:border="none"/>
    </style:style>
    <style:style style:name="P14" style:family="paragraph" style:parent-style-name="Subtitle">
      <style:paragraph-properties fo:padding="0in" fo:border="none"/>
    </style:style>
    <style:style style:name="P15" style:family="paragraph" style:parent-style-name="Title">
      <style:paragraph-properties fo:padding="0in" fo:border="none"/>
    </style:style>
    <style:style style:name="T1" style:family="text">
      <style:text-properties fo:color="#000000" style:font-name="Open Sans" style:font-name-asian="Open Sans1" style:font-name-complex="Open Sans1"/>
    </style:style>
    <style:style style:name="T2" style:family="text">
      <style:text-properties fo:color="#000000" style:font-name="Open Sans" fo:font-weight="bold" style:font-name-asian="Open Sans1" style:font-weight-asian="bold" style:font-name-complex="Open Sans1"/>
    </style:style>
    <style:style style:name="T3" style:family="text">
      <style:text-properties fo:color="#000000"/>
    </style:style>
    <style:style style:name="T4" style:family="text">
      <style:text-properties fo:font-weight="normal" style:font-weight-asian="normal"/>
    </style:style>
    <style:style style:name="T5" style:family="text">
      <style:text-properties fo:font-style="italic" fo:font-weight="normal" style:font-style-asian="italic" style:font-weight-asian="normal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/>
    </style:style>
    <style:style style:name="T7" style:family="text">
      <style:text-properties fo:color="#666666" style:font-name="Merriweather" style:font-name-asian="Merriweather1" style:font-name-complex="Merriweather1"/>
    </style:style>
    <style:style style:name="T8" style:family="text">
      <style:text-properties fo:color="#b7b7b7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text-underline-style="none"/>
    </style:style>
    <style:style style:name="T1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text:bookmark text:name="_x8fm1uorkbaw"/>Tu nombre</text:p>
            <text:p text:style-name="P14"><text:bookmark text:name="_ymi089liagec"/>Escribe aquí tu texto Escribe aquí tu texto Escribe aquí tu texto</text:p>
          </table:table-cell>
          <table:table-cell table:style-name="Table1.A1" office:value-type="string">
            <text:p text:style-name="P3"><text:span text:style-name="T1">Tu calle, 123<text:line-break/>12345 Tu ciudad (Provincia)</text:span></text:p>
            <text:p text:style-name="P3"><text:span text:style-name="T2">(34) 000 000 000<text:line-break/>no_reply@example.com</text:span></text:p>
          </table:table-cell>
        </table:table-row>
        <table:table-row table:style-name="Table1.2">
          <table:table-cell table:style-name="Table1.A1" office:value-type="string">
            <text:p text:style-name="P11"><text:bookmark text:name="_y7d3xdxnr44m"/>EXPERIENCIA</text:p>
            <text:p text:style-name="P12"><text:bookmark text:name="_rfgvkg2ifhfd"/>Empresa<text:span text:style-name="T3">, </text:span><text:span text:style-name="T4">Ciudad: </text:span><text:span text:style-name="T5">puesto</text:span></text:p>
            <text:p text:style-name="P13"><text:bookmark text:name="_n64fgzu3lwuy"/>MES DEL 20XX-PRESENTE</text:p>
            <text:p text:style-name="P9">Escribe aquí tu texto Escribe aquí tu texto Escribe aquí tu texto Escribe aquí tu texto.</text:p>
            <text:p text:style-name="Heading_20_2"><text:bookmark text:name="_ch6zjdu7gde0"/>Empresa, <text:span text:style-name="T4">Ciudad: </text:span><text:span text:style-name="T5">puesto</text:span></text:p>
            <text:p text:style-name="P13"><text:bookmark text:name="_8hk593fs3sag"/>MES DEL 20XX-MES DEL 20XX</text:p>
            <text:p text:style-name="P9">Escribe aquí tu texto Escribe aquí tu texto Escribe aquí tu texto Escribe aquí tu texto Escribe aquí tu texto.</text:p>
            <text:p text:style-name="Heading_20_2"><text:bookmark text:name="_3k10swsp2m2n"/>Empresa, <text:span text:style-name="T4">Ciudad: </text:span><text:span text:style-name="T5">puesto</text:span></text:p>
            <text:p text:style-name="P13"><text:bookmark text:name="_ybypdmed418m"/>MES DEL 20XX-MES DEL 20XX</text:p>
            <text:p text:style-name="P9">Escribe aquí tu texto Escribe aquí tu texto Escribe aquí tu texto Escribe aquí tu texto.</text:p>
            <text:p text:style-name="P11"><text:bookmark text:name="_yk8luflkpwij"/>FORMACIÓN</text:p>
            <text:p text:style-name="P12"><text:bookmark text:name="_6wymnhinx9q5"/>Nombre del centro, <text:span text:style-name="T4">Ciudad: </text:span><text:span text:style-name="T5">título</text:span></text:p>
            <text:p text:style-name="P13"><text:bookmark text:name="_7vtcyzeczjot"/>MES DEL 20XX-MES DEL 20XX</text:p>
            <text:p text:style-name="P2">Escribe aquí tu texto Escribe aquí tu texto Escribe aquí tu texto Escribe aquí tu texto Escribe aquí tu texto Escribe aquí tu texto.</text:p>
            <text:p text:style-name="Heading_20_2"><text:bookmark text:name="_5i0dde1hc7d3"/>Nombre del centro, <text:span text:style-name="T4">Ciudad: </text:span><text:span text:style-name="T5">título</text:span></text:p>
            <text:p text:style-name="P13"><text:bookmark text:name="_miiyt1y6sl7g"/>MES DEL 20XX-MES DEL 20XX</text:p>
            <text:p text:style-name="P2">Escribe aquí tu texto Escribe aquí tu texto Escribe aquí tu texto.</text:p>
            <text:p text:style-name="P11"><text:bookmark text:name="_jhv78pp9wtzd"/>PROYECTOS</text:p>
            <text:p text:style-name="P12"><text:bookmark text:name="_vm051rmyhoww"/>Nombre del proyecto: <text:span text:style-name="T5">detalles</text:span></text:p>
            <text:p text:style-name="P2">Escribe aquí tu texto Escribe aquí tu texto.</text:p>
          </table:table-cell>
          <table:table-cell table:style-name="Table1.A1" office:value-type="string">
            <text:p text:style-name="P11"><text:bookmark text:name="_ca0awj8022e2"/>APTITUDES</text:p>
            <text:list xml:id="list2581670725" text:style-name="WWNum2">
              <text:list-item>
                <text:p text:style-name="P4">Escribe aquí tu texto.</text:p>
              </text:list-item>
              <text:list-item>
                <text:p text:style-name="P6">Escribe aquí tu texto.</text:p>
              </text:list-item>
            </text:list>
            <text:list xml:id="list807860867" text:style-name="WWNum1">
              <text:list-item>
                <text:p text:style-name="P7">Escribe aquí tu texto Escribe aquí tu texto.</text:p>
              </text:list-item>
            </text:list>
            <text:list xml:id="list111033517475218" text:continue-list="list2581670725" text:style-name="WWNum2">
              <text:list-item>
                <text:p text:style-name="P6">Escribe aquí tu texto Escribe aquí tu texto.</text:p>
              </text:list-item>
            </text:list>
            <text:p text:style-name="P11"><text:bookmark text:name="_tuxh7mwdaxox"/>LOGROS</text:p>
            <text:p text:style-name="P5"><text:span text:style-name="T11">Escribe aquí tu texto </text:span>Escribe aquí tu texto Escribe aquí tu texto Escribe aquí tu texto</text:p>
            <text:p text:style-name="P8"><text:span text:style-name="T11">Escribe aquí tu texto </text:span>Escribe aquí tu texto Escribe aquí tu texto.</text:p>
            <text:p text:style-name="P8"><text:span text:style-name="T11">Escribe aquí tu texto </text:span>Escribe aquí tu texto Escribe aquí tu texto Escribe aquí tu texto</text:p>
            <text:p text:style-name="P8"><text:span text:style-name="T11">Escribe aquí tu texto </text:span>Escribe aquí tu texto Escribe aquí tu texto Escribe aquí tu texto.</text:p>
            <text:p text:style-name="P11"><text:bookmark text:name="_cxxkes25b26"/>IDIOMAS</text:p>
            <text:p text:style-name="P5">Escribe aquí tu texto Escribe aquí tu text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s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s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6" meta:word-count="270" meta:character-count="1523" meta:non-whitespace-character-count="1293"/>
    <meta:generator>LibreOfficeDev/6.0.5.2$Linux_X86_64 LibreOffice_project/</meta:generator>
  </office:meta>
</office:document-meta>
</file>